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iberation Serif" fo:font-size="12pt" fo:language="ru" fo:country="RU" officeooo:rsid="00105d67" officeooo:paragraph-rsid="001d1722" style:font-size-asian="12pt" style:font-size-complex="12pt"/>
    </style:style>
    <style:style style:name="P2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use-window-font-color="true" style:font-name="Liberation Serif" fo:font-size="12pt" fo:language="ru" fo:country="RU" officeooo:rsid="00105d67" officeooo:paragraph-rsid="001d1722" style:font-size-asian="12pt" style:font-size-complex="12pt"/>
    </style:style>
    <style:style style:name="P3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fo:font-variant="normal" fo:text-transform="none" style:use-window-font-color="true" style:font-name="Liberation Serif" fo:font-size="12pt" fo:letter-spacing="normal" fo:language="ru" fo:country="RU" fo:font-style="normal" fo:font-weight="normal" officeooo:rsid="00105d67" officeooo:paragraph-rsid="001d6a27" style:font-size-asian="12pt" style:font-size-complex="12pt"/>
    </style:style>
    <style:style style:name="P4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fo:font-variant="normal" fo:text-transform="none" style:use-window-font-color="true" style:font-name="Liberation Serif" fo:font-size="12pt" fo:letter-spacing="normal" fo:language="ru" fo:country="RU" fo:font-style="normal" fo:font-weight="normal" officeooo:rsid="001f2457" officeooo:paragraph-rsid="001f2457" style:font-size-asian="12pt" style:font-size-complex="12pt"/>
    </style:style>
    <style:style style:name="P5" style:family="paragraph" style:parent-style-name="Text_20_body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font-variant="normal" fo:text-transform="none" style:use-window-font-color="true" style:font-name="Liberation Serif" fo:font-size="12pt" fo:letter-spacing="normal" fo:language="ru" fo:country="RU" fo:font-style="normal" fo:font-weight="normal" style:font-size-asian="12pt" style:font-size-complex="12pt"/>
    </style:style>
    <style:style style:name="P6" style:family="paragraph" style:parent-style-name="Text_20_body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font-variant="normal" fo:text-transform="none" style:use-window-font-color="true" style:font-name="Liberation Serif" fo:font-size="12pt" fo:letter-spacing="normal" fo:language="ru" fo:country="RU" fo:font-style="normal" fo:font-weight="normal" officeooo:paragraph-rsid="001d6a27" style:font-size-asian="12pt" style:font-size-complex="12pt"/>
    </style:style>
    <style:style style:name="P7" style:family="paragraph" style:parent-style-name="Text_20_body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font-variant="normal" fo:text-transform="none" style:use-window-font-color="true" style:font-name="Liberation Serif" fo:font-size="12pt" fo:letter-spacing="normal" fo:language="ru" fo:country="RU" fo:font-style="normal" fo:font-weight="normal" officeooo:paragraph-rsid="001f2457" style:font-size-asian="12pt" style:font-size-complex="12pt"/>
    </style:style>
    <style:style style:name="P8" style:family="paragraph" style:parent-style-name="Text_20_body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font-variant="normal" fo:text-transform="none" style:use-window-font-color="true" style:font-name="Liberation Serif" fo:font-size="12pt" fo:letter-spacing="normal" fo:language="ru" fo:country="RU" fo:font-style="normal" fo:font-weight="normal" officeooo:paragraph-rsid="0022ffd3" style:font-size-asian="12pt" style:font-size-complex="12pt"/>
    </style:style>
    <style:style style:name="P9" style:family="paragraph" style:parent-style-name="Text_20_body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font-variant="normal" fo:text-transform="none" style:use-window-font-color="true" style:font-name="Liberation Serif" fo:font-size="12pt" fo:letter-spacing="normal" fo:language="ru" fo:country="RU" fo:font-style="normal" fo:font-weight="normal" officeooo:paragraph-rsid="0024aa34" style:font-size-asian="12pt" style:font-size-complex="12pt"/>
    </style:style>
    <style:style style:name="P10" style:family="paragraph" style:parent-style-name="Text_20_body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font-variant="normal" fo:text-transform="none" style:use-window-font-color="true" style:font-name="Liberation Serif" fo:font-size="12pt" fo:letter-spacing="normal" fo:language="ru" fo:country="RU" fo:font-style="normal" fo:font-weight="normal" officeooo:rsid="0024aa34" officeooo:paragraph-rsid="0024aa34" style:font-size-asian="12pt" style:font-size-complex="12pt"/>
    </style:style>
    <style:style style:name="T1" style:family="text">
      <style:text-properties officeooo:rsid="001d1722"/>
    </style:style>
    <style:style style:name="T2" style:family="text">
      <style:text-properties officeooo:rsid="001d6a27"/>
    </style:style>
    <style:style style:name="T3" style:family="text">
      <style:text-properties officeooo:rsid="001f2457"/>
    </style:style>
    <style:style style:name="T4" style:family="text">
      <style:text-properties officeooo:rsid="0022ffd3"/>
    </style:style>
    <style:style style:name="T5" style:family="text">
      <style:text-properties officeooo:rsid="0024aa34"/>
    </style:style>
    <style:style style:name="T6" style:family="text">
      <style:text-properties officeooo:rsid="0025568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БЛИНЫ-<text:span text:style-name="T1">2</text:span></text:p>
      <text:p text:style-name="P1">(сценарий по рассказу Н. А. Тэффи)</text:p>
      <text:p text:style-name="P1"/>
      <text:p text:style-name="P3"><text:span text:style-name="T2">АЛЛА.</text:span> Блины несут!</text:p>
      <text:p text:style-name="P3"><text:span text:style-name="T2">САРА. </text:span>Блины несут!</text:p>
      <text:p text:style-name="P3"><text:span text:style-name="T2">ВЛАДА. </text:span>Несут!</text:p>
      <text:p text:style-name="P4">АНЯ. Со сметаной!</text:p>
      <text:p text:style-name="P6"><text:span text:style-name="T2">КАТЯ. </text:span>Но вам не хватит.</text:p>
      <text:p text:style-name="P6"><text:span text:style-name="T2">САША. </text:span>Ваш сосед взял два последних.</text:p>
      <text:p text:style-name="P6"><text:span text:style-name="T2">ЮЛЯ. А</text:span> вам придется подождать "горяченьких".</text:p>
      <text:p text:style-name="P5"><text:span text:style-name="T2">ЛЕНА. </text:span>Но, когда принесут "горяченьких", окажется, что большинство уже съело первую порцию, – и прислуга начинает подавать опять сначала.</text:p>
      <text:p text:style-name="P6"><text:span text:style-name="T2">ВИЛЬЯМ. </text:span>На этот раз вам достается блин.</text:p>
      <text:p text:style-name="P6"><text:span text:style-name="T2">МАРИНА. О</text:span>дин, всеми отвергнутый, с драным боком и дыркой посредине.</text:p>
      <text:p text:style-name="P5"><text:span text:style-name="T2">АНЯ. </text:span>Вы берете его с кротким видом сиротки из хрестоматии и начинаете искать глазами <text:span text:style-name="T6">сметану</text:span>.</text:p>
      <text:p text:style-name="P6"><text:span text:style-name="T2">КАТЯ. Сметана</text:span> всегда бывает на другом конце стола.</text:p>
      <text:p text:style-name="P6"><text:span text:style-name="T2">МАРИКА. </text:span>Это печальный факт, с которым нужно считаться.</text:p>
      <text:p text:style-name="P7"><text:span text:style-name="T2">МАРИНА. </text:span>Но так как со сво<text:span text:style-name="T6">ей сметаной</text:span> приходить в гости не принято…</text:p>
      <text:p text:style-name="P7"><text:span text:style-name="T3">АЛЛА. Н</text:span>ужно покориться судьбе и жевать голый блин.</text:p>
      <text:p text:style-name="P7"><text:span text:style-name="T3">АНЯ. </text:span>Когда вы съедите его, – судьба, наверное, улыбнется.</text:p>
      <text:p text:style-name="P7"><text:span text:style-name="T3">САША. И</text:span> вам передадут масло.</text:p>
      <text:p text:style-name="P7"><text:span text:style-name="T3">ВИЛЬЯМ. С</text:span> двух сторон сразу.</text:p>
      <text:p text:style-name="P7"><text:span text:style-name="T3">ЮЛЯ. </text:span>Судьба любит кротких и всегда награждает их по миновании надобности.</text:p>
      <text:p text:style-name="P7"><text:span text:style-name="T3">САША. </text:span>На самом почетном месте стола сидит обыкновенно блинный враль.</text:p>
      <text:p text:style-name="P7"><text:span text:style-name="T3">САРА. </text:span>Это просто-напросто хитрый обжора.</text:p>
      <text:p text:style-name="P7"><text:span text:style-name="T3">ЮЛЯ. К</text:span>оторый распускает о себе слухи, что он может съесть тридцать два блина.</text:p>
      <text:p text:style-name="P7"><text:span text:style-name="T3">МАРИКА. </text:span>Благодаря этому он сразу делается центром внимания.</text:p>
      <text:p text:style-name="P7"><text:span text:style-name="T3">ВЛАДА. </text:span>Ему первому подают.</text:p>
      <text:p text:style-name="P7"><text:span text:style-name="T3">ЛЕНА. Е</text:span>го блины прежде других подмасливаются и сдабриваются всякими масленичными аксессуарами.</text:p>
      <text:p text:style-name="P8"><text:span text:style-name="T4">КАТЯ. </text:span>Съев штук пятнадцать-двадцать…</text:p>
      <text:p text:style-name="P8"><text:span text:style-name="T4">САРА. С</text:span>колько аппетита хватит, – с полным комфортом!</text:p>
      <text:p text:style-name="P8"><text:span text:style-name="T4">МАРИНА. О</text:span>н вдруг заявляет, что блины сегодня не совсем так испечены, как следует.</text:p>
      <text:p text:style-name="P5"><text:span text:style-name="T4">САША. </text:span>Нет в них чего-то такого, этакого, – понимаете? Неуловимого. Вот это-то неуловимое и делает их удобосъедаемыми в тридцатидвухштучном количестве.</text:p>
      <text:p text:style-name="P8"><text:span text:style-name="T4">ЮЛЯ. </text:span>Все разочарованы.</text:p>
      <text:p text:style-name="P8"><text:span text:style-name="T4">САРА. </text:span>Хозяев<text:span text:style-name="T4">а</text:span> обижены.</text:p>
      <text:p text:style-name="P8"><text:span text:style-name="T4">ВИЛЬЯМ. </text:span>Обижены, зачем много съел.</text:p>
      <text:p text:style-name="P8"><text:span text:style-name="T4">ВЛАДА. И</text:span> зачем никого не удивил.</text:p>
      <text:p text:style-name="P5"><text:span text:style-name="T4">МАРИКА. </text:span>Но ему все равно.</text:p>
      <text:p text:style-name="P5"><text:span text:style-name="T4">КАТЯ. </text:span>Что слава? яркая заплата на бедном рубище певца!</text:p>
      <text:p text:style-name="P5"><text:span text:style-name="T4">АЛЛА. </text:span>Он всех надул, поел, как хотел, и счастлив.</text:p>
      <text:p text:style-name="P5"><text:span text:style-name="T5">САРА. </text:span>Еще несут горяченьких!</text:p>
      <text:p text:style-name="P10">АНЯ. Со сметаной!</text:p>
      <text:p text:style-name="P5"><text:span text:style-name="T5">МАРИНА. </text:span>Теперь, когда все сыты, вам дают сразу три хороших горячих блина.</text:p>
      <text:p text:style-name="P5"><text:span text:style-name="T5">ЮЛЯ. </text:span>Вы шлепаете их на тарелку и в радостном оживлении окидываете глазами стол.</text:p>
      <text:p text:style-name="P9"><text:span text:style-name="T5">ЛЕНА. </text:span>Направо от вас красуется убранное зеленью блюдо из-под семги.</text:p>
      <text:p text:style-name="P9"><text:span text:style-name="T5">МАРИНА. Н</text:span>алево — аппетитный жбан из-под икры.</text:p>
      <text:p text:style-name="P9"><text:span text:style-name="T5">АНЯ. А</text:span> прямо у вашей тарелки приютилась мисочка, в которой пять минут назад была сметана.</text:p>
      <text:p text:style-name="P9"><text:span text:style-name="T5">ВЛАДА. </text:span>Хозяйка посмотрит на вас такими умоляющими глазами…</text:p>
      <text:p text:style-name="P9"><text:soft-page-break/><text:span text:style-name="T5">МАРИКА. Ч</text:span>то вы сразу громко закричите о том, что блины, собственно говоря, вкуснее всего в натуральном виде, без всяких приправ, которые, в сущности, только отбивают настоящий вкус, и что истинные ценители блина предпочитают его именно без всяких приправ.</text:p>
      <text:p text:style-name="P9"><text:span text:style-name="T5">КАТЯ. </text:span>Я видела как-то за блинами молодого человека великой души, который, под умоляющим взглядом хозяйки, сделал вид, что нашел в пустой банке икру и положил ее себе на тарелку. Мало того, он не забывал на кусок блина намазывать эту воображаемую икру и проделывал все это с такой самоотверженной искренностью, что следившая за ним хозяйка даже в лице изменилась.</text:p>
      <text:p text:style-name="P9"><text:span text:style-name="T5">САРА. </text:span>Ей, вероятно, показалось, что она сошла с ума и лишилась способности видеть икру.</text:p>
      <text:p text:style-name="P9"><text:span text:style-name="T5">ВИЛЬЯМ. </text:span>После блинов вас заставят есть никому не нужную и не милую уху и прочую ерунду.</text:p>
      <text:p text:style-name="P9"><text:span text:style-name="T5">САША. А</text:span> когда вам захочется спать, – вас потащат в гостиную и заставят разговаривать.</text:p>
      <text:p text:style-name="P9"><text:span text:style-name="T5">АЛЛА. </text:span>Пожалуйста, только не вздумайте взглянуть на часы и сказать, что вам нужно еще написать два письма.</text:p>
      <text:p text:style-name="P9"><text:span text:style-name="T5">ЮЛЯ. </text:span>Посмотрите на себя в зеркало, – ну кто вам поверит?</text:p>
      <text:p text:style-name="P5"><text:span text:style-name="T5">АНЯ. </text:span>Лучше прямо подойдите к хозяйке, поднимите на нее ваши честные глаза и скажите просто:</text:p>
      <text:p text:style-name="P5"><text:span text:style-name="T5">ВСЕ. </text:span>Я спать хочу.</text:p>
      <text:p text:style-name="P5"><text:span text:style-name="T5">ЛЕНА. </text:span>Она сразу опешит и ничего не найдет сказать вам.</text:p>
      <text:p text:style-name="P5"><text:span text:style-name="T5">МАРИНА. </text:span>И пока она хлопает глазами, вы успеете со всеми попрощаться и улизнуть.</text:p>
      <text:p text:style-name="P5"><text:span text:style-name="T5">ВЛАДА. </text:span>А хозяйка долго будет думать про вас, что вы шутник.</text:p>
      <text:p text:style-name="P5"><text:span text:style-name="T5">ВСЕ. </text:span>Так чего же лучше?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4T14:54:21.901679967</meta:creation-date>
    <dc:date>2019-05-15T09:21:26.647000000</dc:date>
    <meta:editing-duration>PT3M47S</meta:editing-duration>
    <meta:editing-cycles>3</meta:editing-cycles>
    <meta:generator>LibreOffice/6.2.3.2$Windows_x86 LibreOffice_project/aecc05fe267cc68dde00352a451aa867b3b546ac</meta:generator>
    <meta:document-statistic meta:table-count="0" meta:image-count="0" meta:object-count="0" meta:page-count="2" meta:paragraph-count="59" meta:word-count="579" meta:character-count="3688" meta:non-whitespace-character-count="3161"/>
  </office:meta>
</office:document-meta>
</file>